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mic Sans MS" officeooo:rsid="0000ac9d" officeooo:paragraph-rsid="0000ac9d"/>
    </style:style>
    <style:style style:name="P2" style:family="paragraph" style:parent-style-name="Standard">
      <style:text-properties style:font-name="Comic Sans MS" officeooo:rsid="0000ac9d" officeooo:paragraph-rsid="0000ac9d"/>
    </style:style>
    <style:style style:name="P3" style:family="paragraph" style:parent-style-name="Standard">
      <style:text-properties style:font-name="Comic Sans MS" fo:font-size="16pt" officeooo:rsid="0000ac9d" officeooo:paragraph-rsid="0000ac9d" style:font-size-asian="14pt" style:font-size-complex="16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Comic Sans MS" fo:font-size="16pt" officeooo:rsid="0000ac9d" officeooo:paragraph-rsid="0000ac9d" style:font-size-asian="14pt" style:font-size-complex="16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Comic Sans MS" fo:font-size="16pt" officeooo:rsid="0000ac9d" officeooo:paragraph-rsid="0001e937" style:font-size-asian="14pt" style:font-size-complex="16pt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Comic Sans MS" fo:font-size="16pt" officeooo:rsid="0000ac9d" officeooo:paragraph-rsid="0003cfed" style:font-size-asian="14pt" style:font-size-complex="16pt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Comic Sans MS" fo:font-size="16pt" officeooo:rsid="00022cb1" officeooo:paragraph-rsid="00022cb1" style:font-size-asian="14pt" style:font-size-complex="16pt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Comic Sans MS" fo:font-size="16pt" officeooo:rsid="0003cfed" officeooo:paragraph-rsid="0003cfed" style:font-size-asian="14pt" style:font-size-complex="16pt"/>
    </style:style>
    <style:style style:name="T1" style:family="text">
      <style:text-properties officeooo:rsid="0001e937"/>
    </style:style>
    <style:style style:name="T2" style:family="text">
      <style:text-properties officeooo:rsid="0003cf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FFINO COSIMO TOBIA<text:tab/><text:tab/>5AI</text:p>
      <text:p text:style-name="P2"/>
      <text:p text:style-name="P2"/>
      <text:p text:style-name="P3">Introduzione:</text:p>
      <text:p text:style-name="P4"><text:s text:c="2"/>Si desidera fare una todo list sul web con tutte le funzionalità ritenute essenziali per il suo funzionamento.</text:p>
      <text:p text:style-name="P4"><text:s text:c="2"/>La Todo List è una lista di processi da compiere, i todo sono I singoli processi.</text:p>
      <text:p text:style-name="P4"/>
      <text:p text:style-name="P4"/>
      <text:p text:style-name="P4">Descrizione:</text:p>
      <text:p text:style-name="P4"><text:s text:c="2"/><text:span text:style-name="T2">La todo list presenta un interfaccia semplice</text:span></text:p>
      <text:p text:style-name="P5"/>
      <text:p text:style-name="P7">Vincoli generali:</text:p>
      <text:p text:style-name="P7"><text:s text:c="2"/>I todo vengono persi se si ricarica la pagina o se si chiude il browser </text:p>
      <text:p text:style-name="P7"/>
      <text:p text:style-name="P8">Requisiti:</text:p>
      <text:p text:style-name="P6"><text:s text:c="2"/>Questa applicazione web rende <text:span text:style-name="T1">possibile una serie di azioni:</text:span></text:p>
      <text:p text:style-name="P6"><text:s text:c="4"/><text:span text:style-name="T1">Visualizzare Todo</text:span></text:p>
      <text:p text:style-name="P6"><text:s text:c="4"/><text:span text:style-name="T1">Aggiungere Todo</text:span></text:p>
      <text:p text:style-name="P6"><text:s text:c="4"/><text:span text:style-name="T1">Eliminare Todo</text:span></text:p>
      <text:p text:style-name="P6"><text:s text:c="4"/><text:span text:style-name="T1">Segnare se un</text:span> <text:span text:style-name="T1">Todo è completo o no</text:span></text:p>
      <text:p text:style-name="P6"/>
      <text:p text:style-name="P6"><text:s text:c="2"/><text:span text:style-name="T1">Visualizzare todo:</text:span></text:p>
      <text:p text:style-name="P6"><text:s text:c="4"/><text:span text:style-name="T1">I todo sono parte di una lista e sono presenti in 2 stati diversi, completi e incompleti, quando sono completi sono barrati</text:span></text:p>
      <text:p text:style-name="P6"><text:s text:c="2"/><text:span text:style-name="T1">Aggiungere Todo</text:span></text:p>
      <text:p text:style-name="P6"><text:s text:c="4"/><text:span text:style-name="T1">Si può aggiungere un todo alla volta compilando un form, non si può aggiungere un todo che è composto solo da spazi vuoti</text:span></text:p>
      <text:p text:style-name="P6"><text:s text:c="2"/><text:span text:style-name="T1">Eliminare Todo</text:span></text:p>
      <text:p text:style-name="P6"><text:soft-page-break/><text:s text:c="4"/><text:span text:style-name="T1">Si possono eliminare i todo in diversi modi:</text:span></text:p>
      <text:p text:style-name="P6"><text:s text:c="6"/><text:span text:style-name="T1">eliminando un todo alla volta</text:span></text:p>
      <text:p text:style-name="P6"><text:s text:c="6"/><text:span text:style-name="T1">eliminando tutti i todo completi</text:span></text:p>
      <text:p text:style-name="P6"><text:s text:c="6"/><text:span text:style-name="T1">eliminando tutti i todo</text:span></text:p>
      <text:p text:style-name="P6"><text:s text:c="2"/><text:span text:style-name="T1">Segnare se un</text:span> <text:span text:style-name="T1">Todo è completo o no</text:span></text:p>
      <text:p text:style-name="P6"><text:s text:c="4"/><text:span text:style-name="T1">si può impostare un todo completo grazie ad un bottone appos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1-05T21:47:07.825000000</dc:date>
    <meta:editing-duration>PT21M19S</meta:editing-duration>
    <meta:editing-cycles>3</meta:editing-cycles>
    <meta:document-statistic meta:table-count="0" meta:image-count="0" meta:object-count="0" meta:page-count="2" meta:paragraph-count="25" meta:word-count="180" meta:character-count="1108" meta:non-whitespace-character-count="883"/>
  </office:meta>
</office:document-meta>
</file>